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9355" calcext:value-type="float">
            <text:p>0.000193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9693" calcext:value-type="float">
            <text:p>0.000196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0079" calcext:value-type="float">
            <text:p>0.00020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0514" calcext:value-type="float">
            <text:p>0.00020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1001" calcext:value-type="float">
            <text:p>0.00021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1544" calcext:value-type="float">
            <text:p>0.000215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2146" calcext:value-type="float">
            <text:p>0.000221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2811" calcext:value-type="float">
            <text:p>0.000228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3544" calcext:value-type="float">
            <text:p>0.00023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4349" calcext:value-type="float">
            <text:p>0.000243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5234" calcext:value-type="float">
            <text:p>0.00025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6205" calcext:value-type="float">
            <text:p>0.000262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27268" calcext:value-type="float">
            <text:p>0.000272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8432" calcext:value-type="float">
            <text:p>0.000284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9706" calcext:value-type="float">
            <text:p>0.000297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311" calcext:value-type="float">
            <text:p>0.000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32626" calcext:value-type="float">
            <text:p>0.000326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4296" calcext:value-type="float">
            <text:p>0.000342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6125" calcext:value-type="float">
            <text:p>0.00036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8129" calcext:value-type="float">
            <text:p>0.000381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40326" calcext:value-type="float">
            <text:p>0.00040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42736" calcext:value-type="float">
            <text:p>0.000427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45382" calcext:value-type="float">
            <text:p>0.000453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48289" calcext:value-type="float">
            <text:p>0.000482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51486" calcext:value-type="float">
            <text:p>0.000514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55006" calcext:value-type="float">
            <text:p>0.000550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58885" calcext:value-type="float">
            <text:p>0.00058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63165" calcext:value-type="float">
            <text:p>0.000631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67893" calcext:value-type="float">
            <text:p>0.000678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73122" calcext:value-type="float">
            <text:p>0.00073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78911" calcext:value-type="float">
            <text:p>0.000789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8533" calcext:value-type="float">
            <text:p>0.00085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92456" calcext:value-type="float">
            <text:p>0.000924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00377" calcext:value-type="float">
            <text:p>0.001003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09194" calcext:value-type="float">
            <text:p>0.001091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19023" calcext:value-type="float">
            <text:p>0.00119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29994" calcext:value-type="float">
            <text:p>0.001299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42258" calcext:value-type="float">
            <text:p>0.001422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55987" calcext:value-type="float">
            <text:p>0.00155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7138" calcext:value-type="float">
            <text:p>0.00171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88661" calcext:value-type="float">
            <text:p>0.001886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08093" calcext:value-type="float">
            <text:p>0.002080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29975" calcext:value-type="float">
            <text:p>0.00229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54654" calcext:value-type="float">
            <text:p>0.002546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82528" calcext:value-type="float">
            <text:p>0.002825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1406" calcext:value-type="float">
            <text:p>0.0031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49783" calcext:value-type="float">
            <text:p>0.0034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90316" calcext:value-type="float">
            <text:p>0.003903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436375" calcext:value-type="float">
            <text:p>0.00436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488794" calcext:value-type="float">
            <text:p>0.004887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548539" calcext:value-type="float">
            <text:p>0.005485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16736" calcext:value-type="float">
            <text:p>0.006167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694695" calcext:value-type="float">
            <text:p>0.006946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783944" calcext:value-type="float">
            <text:p>0.007839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886261" calcext:value-type="float">
            <text:p>0.008862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003727" calcext:value-type="float">
            <text:p>0.010037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138766" calcext:value-type="float">
            <text:p>0.01138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294212" calcext:value-type="float">
            <text:p>0.01294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473375" calcext:value-type="float">
            <text:p>0.01473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80121" calcext:value-type="float">
            <text:p>0.01680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918963" calcext:value-type="float">
            <text:p>0.019189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195166" calcext:value-type="float">
            <text:p>0.021951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514865" calcext:value-type="float">
            <text:p>0.025148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885201" calcext:value-type="float">
            <text:p>0.028852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314458" calcext:value-type="float">
            <text:p>0.033144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812227" calcext:value-type="float">
            <text:p>0.038122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389563" calcext:value-type="float">
            <text:p>0.043895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059149" calcext:value-type="float">
            <text:p>0.050591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83544" calcext:value-type="float">
            <text:p>0.0583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734782" calcext:value-type="float">
            <text:p>0.067347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775471" calcext:value-type="float">
            <text:p>0.077754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977722" calcext:value-type="float">
            <text:p>0.089777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363502" calcext:value-type="float">
            <text:p>0.103635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1956174" calcext:value-type="float">
            <text:p>0.119561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7989" calcext:value-type="float">
            <text:p>0.13779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858662" calcext:value-type="float">
            <text:p>0.158586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215061" calcext:value-type="float">
            <text:p>0.182150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0868503" calcext:value-type="float">
            <text:p>0.208685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383315" calcext:value-type="float">
            <text:p>0.2383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1155" calcext:value-type="float">
            <text:p>0.271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0711874" calcext:value-type="float">
            <text:p>0.307118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4606098" calcext:value-type="float">
            <text:p>0.346060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767776" calcext:value-type="float">
            <text:p>0.387677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3151604" calcext:value-type="float">
            <text:p>0.431516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7698111" calcext:value-type="float">
            <text:p>0.47698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2336047" calcext:value-type="float">
            <text:p>0.523360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6986354" calcext:value-type="float">
            <text:p>0.569863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567329" calcext:value-type="float">
            <text:p>0.615673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000296" calcext:value-type="float">
            <text:p>0.66000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0214987" calcext:value-type="float">
            <text:p>0.702149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4153851" calcext:value-type="float">
            <text:p>0.741538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22:45.526000000</dc:date>
    <meta:editing-duration>PT6M56S</meta:editing-duration>
    <meta:editing-cycles>7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